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5.1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7.691cm" svg:height="10.812cm" svg:x="18.598cm" svg:y="5.847cm">
            <draw:object draw:notify-on-update-of-ranges="Tabelle1.B3:Tabelle1.B3 Tabelle1.B4:Tabelle1.B68 Tabelle1.C3:Tabelle1.C3 Tabelle1.C4:Tabelle1.C68 Tabelle1.B3:Tabelle1.B3 Tabelle1.B4:Tabelle1.B68 Tabelle1.D3:Tabelle1.D3 Tabelle1.D4:Tabelle1.D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Zeit pro Anfrage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zahl der Spielelemente</text:p>
          </table:table-cell>
          <table:table-cell office:value-type="string" calcext:value-type="string">
            <text:p>Einfach</text:p>
          </table:table-cell>
          <table:table-cell office:value-type="string" calcext:value-type="string">
            <text:p>Zeigeografisch</text:p>
          </table:table-cell>
          <table:table-cell office:value-type="string" calcext:value-type="string">
            <text:p>IS_SIMPLE_BETT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]*[.B4]*([.$C$2]))" office:value-type="float" office:value="0.01" calcext:value-type="float">
            <text:p>0,01</text:p>
          </table:table-cell>
          <table:table-cell table:formula="of:=40*[.B4]*(1+[.$D$2])" office:value-type="float" office:value="40.08" calcext:value-type="float">
            <text:p>40,08</text:p>
          </table:table-cell>
          <table:table-cell table:formula="of:=IF([.C4]&lt;[.D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[.B5]*[.B5]*([.$C$2]))" office:value-type="float" office:value="100" calcext:value-type="float">
            <text:p>100</text:p>
          </table:table-cell>
          <table:table-cell table:formula="of:=40*[.B5]*(1+[.$D$2])" office:value-type="float" office:value="4008" calcext:value-type="float">
            <text:p>4008</text:p>
          </table:table-cell>
          <table:table-cell table:formula="of:=IF([.C5]&lt;[.D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([.B6]*[.B6]*([.$C$2]))" office:value-type="float" office:value="400" calcext:value-type="float">
            <text:p>400</text:p>
          </table:table-cell>
          <table:table-cell table:formula="of:=40*[.B6]*(1+[.$D$2])" office:value-type="float" office:value="8016" calcext:value-type="float">
            <text:p>8016</text:p>
          </table:table-cell>
          <table:table-cell table:formula="of:=IF([.C6]&lt;[.D6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([.B7]*[.B7]*([.$C$2]))" office:value-type="float" office:value="900" calcext:value-type="float">
            <text:p>900</text:p>
          </table:table-cell>
          <table:table-cell table:formula="of:=40*[.B7]*(1+[.$D$2])" office:value-type="float" office:value="12024" calcext:value-type="float">
            <text:p>12024</text:p>
          </table:table-cell>
          <table:table-cell table:formula="of:=IF([.C7]&lt;[.D7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([.B8]*[.B8]*([.$C$2]))" office:value-type="float" office:value="1600" calcext:value-type="float">
            <text:p>1600</text:p>
          </table:table-cell>
          <table:table-cell table:formula="of:=40*[.B8]*(1+[.$D$2])" office:value-type="float" office:value="16032" calcext:value-type="float">
            <text:p>16032</text:p>
          </table:table-cell>
          <table:table-cell table:formula="of:=IF([.C8]&lt;[.D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9]*[.B9]*([.$C$2]))" office:value-type="float" office:value="2500" calcext:value-type="float">
            <text:p>2500</text:p>
          </table:table-cell>
          <table:table-cell table:formula="of:=40*[.B9]*(1+[.$D$2])" office:value-type="float" office:value="20040" calcext:value-type="float">
            <text:p>20040</text:p>
          </table:table-cell>
          <table:table-cell table:formula="of:=IF([.C9]&lt;[.D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([.B10]*[.B10]*([.$C$2]))" office:value-type="float" office:value="3600" calcext:value-type="float">
            <text:p>3600</text:p>
          </table:table-cell>
          <table:table-cell table:formula="of:=40*[.B10]*(1+[.$D$2])" office:value-type="float" office:value="24048" calcext:value-type="float">
            <text:p>24048</text:p>
          </table:table-cell>
          <table:table-cell table:formula="of:=IF([.C10]&lt;[.D10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([.B11]*[.B11]*([.$C$2]))" office:value-type="float" office:value="4900" calcext:value-type="float">
            <text:p>4900</text:p>
          </table:table-cell>
          <table:table-cell table:formula="of:=40*[.B11]*(1+[.$D$2])" office:value-type="float" office:value="28056" calcext:value-type="float">
            <text:p>28056</text:p>
          </table:table-cell>
          <table:table-cell table:formula="of:=IF([.C11]&lt;[.D1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([.B12]*[.B12]*([.$C$2]))" office:value-type="float" office:value="6400" calcext:value-type="float">
            <text:p>6400</text:p>
          </table:table-cell>
          <table:table-cell table:formula="of:=40*[.B12]*(1+[.$D$2])" office:value-type="float" office:value="32064" calcext:value-type="float">
            <text:p>32064</text:p>
          </table:table-cell>
          <table:table-cell table:formula="of:=IF([.C12]&lt;[.D1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([.B13]*[.B13]*([.$C$2]))" office:value-type="float" office:value="8100" calcext:value-type="float">
            <text:p>8100</text:p>
          </table:table-cell>
          <table:table-cell table:formula="of:=40*[.B13]*(1+[.$D$2])" office:value-type="float" office:value="36072" calcext:value-type="float">
            <text:p>36072</text:p>
          </table:table-cell>
          <table:table-cell table:formula="of:=IF([.C13]&lt;[.D13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([.B14]*[.B14]*([.$C$2]))" office:value-type="float" office:value="10000" calcext:value-type="float">
            <text:p>10000</text:p>
          </table:table-cell>
          <table:table-cell table:formula="of:=40*[.B14]*(1+[.$D$2])" office:value-type="float" office:value="40080" calcext:value-type="float">
            <text:p>40080</text:p>
          </table:table-cell>
          <table:table-cell table:formula="of:=IF([.C14]&lt;[.D1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([.B15]*[.B15]*([.$C$2]))" office:value-type="float" office:value="12100" calcext:value-type="float">
            <text:p>12100</text:p>
          </table:table-cell>
          <table:table-cell table:formula="of:=40*[.B15]*(1+[.$D$2])" office:value-type="float" office:value="44088" calcext:value-type="float">
            <text:p>44088</text:p>
          </table:table-cell>
          <table:table-cell table:formula="of:=IF([.C15]&lt;[.D1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([.B16]*[.B16]*([.$C$2]))" office:value-type="float" office:value="14400" calcext:value-type="float">
            <text:p>14400</text:p>
          </table:table-cell>
          <table:table-cell table:formula="of:=40*[.B16]*(1+[.$D$2])" office:value-type="float" office:value="48096" calcext:value-type="float">
            <text:p>48096</text:p>
          </table:table-cell>
          <table:table-cell table:formula="of:=IF([.C16]&lt;[.D16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([.B17]*[.B17]*([.$C$2]))" office:value-type="float" office:value="16900" calcext:value-type="float">
            <text:p>16900</text:p>
          </table:table-cell>
          <table:table-cell table:formula="of:=40*[.B17]*(1+[.$D$2])" office:value-type="float" office:value="52104" calcext:value-type="float">
            <text:p>52104</text:p>
          </table:table-cell>
          <table:table-cell table:formula="of:=IF([.C17]&lt;[.D17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([.B18]*[.B18]*([.$C$2]))" office:value-type="float" office:value="19600" calcext:value-type="float">
            <text:p>19600</text:p>
          </table:table-cell>
          <table:table-cell table:formula="of:=40*[.B18]*(1+[.$D$2])" office:value-type="float" office:value="56112" calcext:value-type="float">
            <text:p>56112</text:p>
          </table:table-cell>
          <table:table-cell table:formula="of:=IF([.C18]&lt;[.D1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([.B19]*[.B19]*([.$C$2]))" office:value-type="float" office:value="22500" calcext:value-type="float">
            <text:p>22500</text:p>
          </table:table-cell>
          <table:table-cell table:formula="of:=40*[.B19]*(1+[.$D$2])" office:value-type="float" office:value="60120" calcext:value-type="float">
            <text:p>60120</text:p>
          </table:table-cell>
          <table:table-cell table:formula="of:=IF([.C19]&lt;[.D1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([.B20]*[.B20]*([.$C$2]))" office:value-type="float" office:value="25600" calcext:value-type="float">
            <text:p>25600</text:p>
          </table:table-cell>
          <table:table-cell table:formula="of:=40*[.B20]*(1+[.$D$2])" office:value-type="float" office:value="64128" calcext:value-type="float">
            <text:p>64128</text:p>
          </table:table-cell>
          <table:table-cell table:formula="of:=IF([.C20]&lt;[.D20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([.B21]*[.B21]*([.$C$2]))" office:value-type="float" office:value="28900" calcext:value-type="float">
            <text:p>28900</text:p>
          </table:table-cell>
          <table:table-cell table:formula="of:=40*[.B21]*(1+[.$D$2])" office:value-type="float" office:value="68136" calcext:value-type="float">
            <text:p>68136</text:p>
          </table:table-cell>
          <table:table-cell table:formula="of:=IF([.C21]&lt;[.D2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([.B22]*[.B22]*([.$C$2]))" office:value-type="float" office:value="32400" calcext:value-type="float">
            <text:p>32400</text:p>
          </table:table-cell>
          <table:table-cell table:formula="of:=40*[.B22]*(1+[.$D$2])" office:value-type="float" office:value="72144" calcext:value-type="float">
            <text:p>72144</text:p>
          </table:table-cell>
          <table:table-cell table:formula="of:=IF([.C22]&lt;[.D2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([.B23]*[.B23]*([.$C$2]))" office:value-type="float" office:value="36100" calcext:value-type="float">
            <text:p>36100</text:p>
          </table:table-cell>
          <table:table-cell table:formula="of:=40*[.B23]*(1+[.$D$2])" office:value-type="float" office:value="76152" calcext:value-type="float">
            <text:p>76152</text:p>
          </table:table-cell>
          <table:table-cell table:formula="of:=IF([.C23]&lt;[.D23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([.B24]*[.B24]*([.$C$2]))" office:value-type="float" office:value="40000" calcext:value-type="float">
            <text:p>40000</text:p>
          </table:table-cell>
          <table:table-cell table:formula="of:=40*[.B24]*(1+[.$D$2])" office:value-type="float" office:value="80160" calcext:value-type="float">
            <text:p>80160</text:p>
          </table:table-cell>
          <table:table-cell table:formula="of:=IF([.C24]&lt;[.D2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table:formula="of:=([.B25]*[.B25]*([.$C$2]))" office:value-type="float" office:value="44100" calcext:value-type="float">
            <text:p>44100</text:p>
          </table:table-cell>
          <table:table-cell table:formula="of:=40*[.B25]*(1+[.$D$2])" office:value-type="float" office:value="84168" calcext:value-type="float">
            <text:p>84168</text:p>
          </table:table-cell>
          <table:table-cell table:formula="of:=IF([.C25]&lt;[.D2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table:formula="of:=([.B26]*[.B26]*([.$C$2]))" office:value-type="float" office:value="48400" calcext:value-type="float">
            <text:p>48400</text:p>
          </table:table-cell>
          <table:table-cell table:formula="of:=40*[.B26]*(1+[.$D$2])" office:value-type="float" office:value="88176" calcext:value-type="float">
            <text:p>88176</text:p>
          </table:table-cell>
          <table:table-cell table:formula="of:=IF([.C26]&lt;[.D26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table:formula="of:=([.B27]*[.B27]*([.$C$2]))" office:value-type="float" office:value="52900" calcext:value-type="float">
            <text:p>52900</text:p>
          </table:table-cell>
          <table:table-cell table:formula="of:=40*[.B27]*(1+[.$D$2])" office:value-type="float" office:value="92184" calcext:value-type="float">
            <text:p>92184</text:p>
          </table:table-cell>
          <table:table-cell table:formula="of:=IF([.C27]&lt;[.D27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([.B28]*[.B28]*([.$C$2]))" office:value-type="float" office:value="57600" calcext:value-type="float">
            <text:p>57600</text:p>
          </table:table-cell>
          <table:table-cell table:formula="of:=40*[.B28]*(1+[.$D$2])" office:value-type="float" office:value="96192" calcext:value-type="float">
            <text:p>96192</text:p>
          </table:table-cell>
          <table:table-cell table:formula="of:=IF([.C28]&lt;[.D2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([.B29]*[.B29]*([.$C$2]))" office:value-type="float" office:value="62500" calcext:value-type="float">
            <text:p>62500</text:p>
          </table:table-cell>
          <table:table-cell table:formula="of:=40*[.B29]*(1+[.$D$2])" office:value-type="float" office:value="100200" calcext:value-type="float">
            <text:p>100200</text:p>
          </table:table-cell>
          <table:table-cell table:formula="of:=IF([.C29]&lt;[.D2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table:formula="of:=([.B30]*[.B30]*([.$C$2]))" office:value-type="float" office:value="67600" calcext:value-type="float">
            <text:p>67600</text:p>
          </table:table-cell>
          <table:table-cell table:formula="of:=40*[.B30]*(1+[.$D$2])" office:value-type="float" office:value="104208" calcext:value-type="float">
            <text:p>104208</text:p>
          </table:table-cell>
          <table:table-cell table:formula="of:=IF([.C30]&lt;[.D30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table:formula="of:=([.B31]*[.B31]*([.$C$2]))" office:value-type="float" office:value="72900" calcext:value-type="float">
            <text:p>72900</text:p>
          </table:table-cell>
          <table:table-cell table:formula="of:=40*[.B31]*(1+[.$D$2])" office:value-type="float" office:value="108216" calcext:value-type="float">
            <text:p>108216</text:p>
          </table:table-cell>
          <table:table-cell table:formula="of:=IF([.C31]&lt;[.D3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table:formula="of:=([.B32]*[.B32]*([.$C$2]))" office:value-type="float" office:value="78400" calcext:value-type="float">
            <text:p>78400</text:p>
          </table:table-cell>
          <table:table-cell table:formula="of:=40*[.B32]*(1+[.$D$2])" office:value-type="float" office:value="112224" calcext:value-type="float">
            <text:p>112224</text:p>
          </table:table-cell>
          <table:table-cell table:formula="of:=IF([.C32]&lt;[.D3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table:formula="of:=([.B33]*[.B33]*([.$C$2]))" office:value-type="float" office:value="84100" calcext:value-type="float">
            <text:p>84100</text:p>
          </table:table-cell>
          <table:table-cell table:formula="of:=40*[.B33]*(1+[.$D$2])" office:value-type="float" office:value="116232" calcext:value-type="float">
            <text:p>116232</text:p>
          </table:table-cell>
          <table:table-cell table:formula="of:=IF([.C33]&lt;[.D33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([.B34]*[.B34]*([.$C$2]))" office:value-type="float" office:value="90000" calcext:value-type="float">
            <text:p>90000</text:p>
          </table:table-cell>
          <table:table-cell table:formula="of:=40*[.B34]*(1+[.$D$2])" office:value-type="float" office:value="120240" calcext:value-type="float">
            <text:p>120240</text:p>
          </table:table-cell>
          <table:table-cell table:formula="of:=IF([.C34]&lt;[.D3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table:formula="of:=([.B35]*[.B35]*([.$C$2]))" office:value-type="float" office:value="96100" calcext:value-type="float">
            <text:p>96100</text:p>
          </table:table-cell>
          <table:table-cell table:formula="of:=40*[.B35]*(1+[.$D$2])" office:value-type="float" office:value="124248" calcext:value-type="float">
            <text:p>124248</text:p>
          </table:table-cell>
          <table:table-cell table:formula="of:=IF([.C35]&lt;[.D3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table:formula="of:=([.B36]*[.B36]*([.$C$2]))" office:value-type="float" office:value="102400" calcext:value-type="float">
            <text:p>102400</text:p>
          </table:table-cell>
          <table:table-cell table:formula="of:=40*[.B36]*(1+[.$D$2])" office:value-type="float" office:value="128256" calcext:value-type="float">
            <text:p>128256</text:p>
          </table:table-cell>
          <table:table-cell table:formula="of:=IF([.C36]&lt;[.D36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table:formula="of:=([.B37]*[.B37]*([.$C$2]))" office:value-type="float" office:value="108900" calcext:value-type="float">
            <text:p>108900</text:p>
          </table:table-cell>
          <table:table-cell table:formula="of:=40*[.B37]*(1+[.$D$2])" office:value-type="float" office:value="132264" calcext:value-type="float">
            <text:p>132264</text:p>
          </table:table-cell>
          <table:table-cell table:formula="of:=IF([.C37]&lt;[.D37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table:formula="of:=([.B38]*[.B38]*([.$C$2]))" office:value-type="float" office:value="115600" calcext:value-type="float">
            <text:p>115600</text:p>
          </table:table-cell>
          <table:table-cell table:formula="of:=40*[.B38]*(1+[.$D$2])" office:value-type="float" office:value="136272" calcext:value-type="float">
            <text:p>136272</text:p>
          </table:table-cell>
          <table:table-cell table:formula="of:=IF([.C38]&lt;[.D3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([.B39]*[.B39]*([.$C$2]))" office:value-type="float" office:value="122500" calcext:value-type="float">
            <text:p>122500</text:p>
          </table:table-cell>
          <table:table-cell table:formula="of:=40*[.B39]*(1+[.$D$2])" office:value-type="float" office:value="140280" calcext:value-type="float">
            <text:p>140280</text:p>
          </table:table-cell>
          <table:table-cell table:formula="of:=IF([.C39]&lt;[.D3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([.B40]*[.B40]*([.$C$2]))" office:value-type="float" office:value="129600" calcext:value-type="float">
            <text:p>129600</text:p>
          </table:table-cell>
          <table:table-cell table:formula="of:=40*[.B40]*(1+[.$D$2])" office:value-type="float" office:value="144288" calcext:value-type="float">
            <text:p>144288</text:p>
          </table:table-cell>
          <table:table-cell table:formula="of:=IF([.C40]&lt;[.D40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table:formula="of:=([.B41]*[.B41]*([.$C$2]))" office:value-type="float" office:value="136900" calcext:value-type="float">
            <text:p>136900</text:p>
          </table:table-cell>
          <table:table-cell table:formula="of:=40*[.B41]*(1+[.$D$2])" office:value-type="float" office:value="148296" calcext:value-type="float">
            <text:p>148296</text:p>
          </table:table-cell>
          <table:table-cell table:formula="of:=IF([.C41]&lt;[.D41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table:formula="of:=([.B42]*[.B42]*([.$C$2]))" office:value-type="float" office:value="144400" calcext:value-type="float">
            <text:p>144400</text:p>
          </table:table-cell>
          <table:table-cell table:formula="of:=40*[.B42]*(1+[.$D$2])" office:value-type="float" office:value="152304" calcext:value-type="float">
            <text:p>152304</text:p>
          </table:table-cell>
          <table:table-cell table:formula="of:=IF([.C42]&lt;[.D4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table:formula="of:=([.B43]*[.B43]*([.$C$2]))" office:value-type="float" office:value="152100" calcext:value-type="float">
            <text:p>152100</text:p>
          </table:table-cell>
          <table:table-cell table:formula="of:=40*[.B43]*(1+[.$D$2])" office:value-type="float" office:value="156312" calcext:value-type="float">
            <text:p>156312</text:p>
          </table:table-cell>
          <table:table-cell table:formula="of:=IF([.C43]&lt;[.D43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([.B44]*[.B44]*([.$C$2]))" office:value-type="float" office:value="160000" calcext:value-type="float">
            <text:p>160000</text:p>
          </table:table-cell>
          <table:table-cell table:formula="of:=40*[.B44]*(1+[.$D$2])" office:value-type="float" office:value="160320" calcext:value-type="float">
            <text:p>160320</text:p>
          </table:table-cell>
          <table:table-cell table:formula="of:=IF([.C44]&lt;[.D4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formula="of:=([.B45]*[.B45]*([.$C$2]))" office:value-type="float" office:value="168100" calcext:value-type="float">
            <text:p>168100</text:p>
          </table:table-cell>
          <table:table-cell table:formula="of:=40*[.B45]*(1+[.$D$2])" office:value-type="float" office:value="164328" calcext:value-type="float">
            <text:p>164328</text:p>
          </table:table-cell>
          <table:table-cell table:formula="of:=IF([.C45]&lt;[.D4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table:formula="of:=([.B46]*[.B46]*([.$C$2]))" office:value-type="float" office:value="176400" calcext:value-type="float">
            <text:p>176400</text:p>
          </table:table-cell>
          <table:table-cell table:formula="of:=40*[.B46]*(1+[.$D$2])" office:value-type="float" office:value="168336" calcext:value-type="float">
            <text:p>168336</text:p>
          </table:table-cell>
          <table:table-cell table:formula="of:=IF([.C46]&lt;[.D4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table:formula="of:=([.B47]*[.B47]*([.$C$2]))" office:value-type="float" office:value="184900" calcext:value-type="float">
            <text:p>184900</text:p>
          </table:table-cell>
          <table:table-cell table:formula="of:=40*[.B47]*(1+[.$D$2])" office:value-type="float" office:value="172344" calcext:value-type="float">
            <text:p>172344</text:p>
          </table:table-cell>
          <table:table-cell table:formula="of:=IF([.C47]&lt;[.D4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table:formula="of:=([.B48]*[.B48]*([.$C$2]))" office:value-type="float" office:value="193600" calcext:value-type="float">
            <text:p>193600</text:p>
          </table:table-cell>
          <table:table-cell table:formula="of:=40*[.B48]*(1+[.$D$2])" office:value-type="float" office:value="176352" calcext:value-type="float">
            <text:p>176352</text:p>
          </table:table-cell>
          <table:table-cell table:formula="of:=IF([.C48]&lt;[.D48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([.B49]*[.B49]*([.$C$2]))" office:value-type="float" office:value="202500" calcext:value-type="float">
            <text:p>202500</text:p>
          </table:table-cell>
          <table:table-cell table:formula="of:=40*[.B49]*(1+[.$D$2])" office:value-type="float" office:value="180360" calcext:value-type="float">
            <text:p>180360</text:p>
          </table:table-cell>
          <table:table-cell table:formula="of:=IF([.C49]&lt;[.D4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table:formula="of:=([.B50]*[.B50]*([.$C$2]))" office:value-type="float" office:value="211600" calcext:value-type="float">
            <text:p>211600</text:p>
          </table:table-cell>
          <table:table-cell table:formula="of:=40*[.B50]*(1+[.$D$2])" office:value-type="float" office:value="184368" calcext:value-type="float">
            <text:p>184368</text:p>
          </table:table-cell>
          <table:table-cell table:formula="of:=IF([.C50]&lt;[.D5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table:formula="of:=([.B51]*[.B51]*([.$C$2]))" office:value-type="float" office:value="220900" calcext:value-type="float">
            <text:p>220900</text:p>
          </table:table-cell>
          <table:table-cell table:formula="of:=40*[.B51]*(1+[.$D$2])" office:value-type="float" office:value="188376" calcext:value-type="float">
            <text:p>188376</text:p>
          </table:table-cell>
          <table:table-cell table:formula="of:=IF([.C51]&lt;[.D5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table:formula="of:=([.B52]*[.B52]*([.$C$2]))" office:value-type="float" office:value="230400" calcext:value-type="float">
            <text:p>230400</text:p>
          </table:table-cell>
          <table:table-cell table:formula="of:=40*[.B52]*(1+[.$D$2])" office:value-type="float" office:value="192384" calcext:value-type="float">
            <text:p>192384</text:p>
          </table:table-cell>
          <table:table-cell table:formula="of:=IF([.C52]&lt;[.D5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table:formula="of:=([.B53]*[.B53]*([.$C$2]))" office:value-type="float" office:value="240100" calcext:value-type="float">
            <text:p>240100</text:p>
          </table:table-cell>
          <table:table-cell table:formula="of:=40*[.B53]*(1+[.$D$2])" office:value-type="float" office:value="196392" calcext:value-type="float">
            <text:p>196392</text:p>
          </table:table-cell>
          <table:table-cell table:formula="of:=IF([.C53]&lt;[.D5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([.B54]*[.B54]*([.$C$2]))" office:value-type="float" office:value="250000" calcext:value-type="float">
            <text:p>250000</text:p>
          </table:table-cell>
          <table:table-cell table:formula="of:=40*[.B54]*(1+[.$D$2])" office:value-type="float" office:value="200400" calcext:value-type="float">
            <text:p>200400</text:p>
          </table:table-cell>
          <table:table-cell table:formula="of:=IF([.C54]&lt;[.D5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00" calcext:value-type="float">
            <text:p>5100</text:p>
          </table:table-cell>
          <table:table-cell table:formula="of:=([.B55]*[.B55]*([.$C$2]))" office:value-type="float" office:value="260100" calcext:value-type="float">
            <text:p>260100</text:p>
          </table:table-cell>
          <table:table-cell table:formula="of:=40*[.B55]*(1+[.$D$2])" office:value-type="float" office:value="204408" calcext:value-type="float">
            <text:p>204408</text:p>
          </table:table-cell>
          <table:table-cell table:formula="of:=IF([.C55]&lt;[.D5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00" calcext:value-type="float">
            <text:p>5200</text:p>
          </table:table-cell>
          <table:table-cell table:formula="of:=([.B56]*[.B56]*([.$C$2]))" office:value-type="float" office:value="270400" calcext:value-type="float">
            <text:p>270400</text:p>
          </table:table-cell>
          <table:table-cell table:formula="of:=40*[.B56]*(1+[.$D$2])" office:value-type="float" office:value="208416" calcext:value-type="float">
            <text:p>208416</text:p>
          </table:table-cell>
          <table:table-cell table:formula="of:=IF([.C56]&lt;[.D5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00" calcext:value-type="float">
            <text:p>5300</text:p>
          </table:table-cell>
          <table:table-cell table:formula="of:=([.B57]*[.B57]*([.$C$2]))" office:value-type="float" office:value="280900" calcext:value-type="float">
            <text:p>280900</text:p>
          </table:table-cell>
          <table:table-cell table:formula="of:=40*[.B57]*(1+[.$D$2])" office:value-type="float" office:value="212424" calcext:value-type="float">
            <text:p>212424</text:p>
          </table:table-cell>
          <table:table-cell table:formula="of:=IF([.C57]&lt;[.D5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00" calcext:value-type="float">
            <text:p>5400</text:p>
          </table:table-cell>
          <table:table-cell table:formula="of:=([.B58]*[.B58]*([.$C$2]))" office:value-type="float" office:value="291600" calcext:value-type="float">
            <text:p>291600</text:p>
          </table:table-cell>
          <table:table-cell table:formula="of:=40*[.B58]*(1+[.$D$2])" office:value-type="float" office:value="216432" calcext:value-type="float">
            <text:p>216432</text:p>
          </table:table-cell>
          <table:table-cell table:formula="of:=IF([.C58]&lt;[.D58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([.B59]*[.B59]*([.$C$2]))" office:value-type="float" office:value="302500" calcext:value-type="float">
            <text:p>302500</text:p>
          </table:table-cell>
          <table:table-cell table:formula="of:=40*[.B59]*(1+[.$D$2])" office:value-type="float" office:value="220440" calcext:value-type="float">
            <text:p>220440</text:p>
          </table:table-cell>
          <table:table-cell table:formula="of:=IF([.C59]&lt;[.D5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00" calcext:value-type="float">
            <text:p>5600</text:p>
          </table:table-cell>
          <table:table-cell table:formula="of:=([.B60]*[.B60]*([.$C$2]))" office:value-type="float" office:value="313600" calcext:value-type="float">
            <text:p>313600</text:p>
          </table:table-cell>
          <table:table-cell table:formula="of:=40*[.B60]*(1+[.$D$2])" office:value-type="float" office:value="224448" calcext:value-type="float">
            <text:p>224448</text:p>
          </table:table-cell>
          <table:table-cell table:formula="of:=IF([.C60]&lt;[.D6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00" calcext:value-type="float">
            <text:p>5700</text:p>
          </table:table-cell>
          <table:table-cell table:formula="of:=([.B61]*[.B61]*([.$C$2]))" office:value-type="float" office:value="324900" calcext:value-type="float">
            <text:p>324900</text:p>
          </table:table-cell>
          <table:table-cell table:formula="of:=40*[.B61]*(1+[.$D$2])" office:value-type="float" office:value="228456" calcext:value-type="float">
            <text:p>228456</text:p>
          </table:table-cell>
          <table:table-cell table:formula="of:=IF([.C61]&lt;[.D6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00" calcext:value-type="float">
            <text:p>5800</text:p>
          </table:table-cell>
          <table:table-cell table:formula="of:=([.B62]*[.B62]*([.$C$2]))" office:value-type="float" office:value="336400" calcext:value-type="float">
            <text:p>336400</text:p>
          </table:table-cell>
          <table:table-cell table:formula="of:=40*[.B62]*(1+[.$D$2])" office:value-type="float" office:value="232464" calcext:value-type="float">
            <text:p>232464</text:p>
          </table:table-cell>
          <table:table-cell table:formula="of:=IF([.C62]&lt;[.D6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00" calcext:value-type="float">
            <text:p>5900</text:p>
          </table:table-cell>
          <table:table-cell table:formula="of:=([.B63]*[.B63]*([.$C$2]))" office:value-type="float" office:value="348100" calcext:value-type="float">
            <text:p>348100</text:p>
          </table:table-cell>
          <table:table-cell table:formula="of:=40*[.B63]*(1+[.$D$2])" office:value-type="float" office:value="236472" calcext:value-type="float">
            <text:p>236472</text:p>
          </table:table-cell>
          <table:table-cell table:formula="of:=IF([.C63]&lt;[.D6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([.B64]*[.B64]*([.$C$2]))" office:value-type="float" office:value="360000" calcext:value-type="float">
            <text:p>360000</text:p>
          </table:table-cell>
          <table:table-cell table:formula="of:=40*[.B64]*(1+[.$D$2])" office:value-type="float" office:value="240480" calcext:value-type="float">
            <text:p>240480</text:p>
          </table:table-cell>
          <table:table-cell table:formula="of:=IF([.C64]&lt;[.D6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00" calcext:value-type="float">
            <text:p>6100</text:p>
          </table:table-cell>
          <table:table-cell table:formula="of:=([.B65]*[.B65]*([.$C$2]))" office:value-type="float" office:value="372100" calcext:value-type="float">
            <text:p>372100</text:p>
          </table:table-cell>
          <table:table-cell table:formula="of:=40*[.B65]*(1+[.$D$2])" office:value-type="float" office:value="244488" calcext:value-type="float">
            <text:p>244488</text:p>
          </table:table-cell>
          <table:table-cell table:formula="of:=IF([.C65]&lt;[.D6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00" calcext:value-type="float">
            <text:p>6200</text:p>
          </table:table-cell>
          <table:table-cell table:formula="of:=([.B66]*[.B66]*([.$C$2]))" office:value-type="float" office:value="384400" calcext:value-type="float">
            <text:p>384400</text:p>
          </table:table-cell>
          <table:table-cell table:formula="of:=40*[.B66]*(1+[.$D$2])" office:value-type="float" office:value="248496" calcext:value-type="float">
            <text:p>248496</text:p>
          </table:table-cell>
          <table:table-cell table:formula="of:=IF([.C66]&lt;[.D6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00" calcext:value-type="float">
            <text:p>6300</text:p>
          </table:table-cell>
          <table:table-cell table:formula="of:=([.B67]*[.B67]*([.$C$2]))" office:value-type="float" office:value="396900" calcext:value-type="float">
            <text:p>396900</text:p>
          </table:table-cell>
          <table:table-cell table:formula="of:=40*[.B67]*(1+[.$D$2])" office:value-type="float" office:value="252504" calcext:value-type="float">
            <text:p>252504</text:p>
          </table:table-cell>
          <table:table-cell table:formula="of:=IF([.C67]&lt;[.D6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00" calcext:value-type="float">
            <text:p>6400</text:p>
          </table:table-cell>
          <table:table-cell table:formula="of:=([.B68]*[.B68]*([.$C$2]))" office:value-type="float" office:value="409600" calcext:value-type="float">
            <text:p>409600</text:p>
          </table:table-cell>
          <table:table-cell table:formula="of:=40*[.B68]*(1+[.$D$2])" office:value-type="float" office:value="256512" calcext:value-type="float">
            <text:p>256512</text:p>
          </table:table-cell>
          <table:table-cell table:formula="of:=IF([.C68]&lt;[.D68]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4-03-30T22:20:51.932872339</meta:creation-date>
    <dc:date>2014-03-30T22:36:04.899380429</dc:date>
    <dc:creator>denis </dc:creator>
    <meta:editing-duration>PT2S</meta:editing-duration>
    <meta:editing-cycles>1</meta:editing-cycles>
    <meta:generator>LibreOffice/4.1.3.2$Linux_X86_64 LibreOffice_project/410m0$Build-2</meta:generator>
    <meta:document-statistic meta:table-count="1" meta:cell-count="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92cm" svg:height="10.813cm" xlink:href=".." xlink:type="simple" chart:class="chart:scatter" chart:style-name="ch1">
        <chart:legend chart:legend-position="end" svg:x="12.861cm" svg:y="4.646cm" style:legend-expansion="high" chart:style-name="ch2"/>
        <chart:plot-area chart:style-name="ch3" table:cell-range-address="Tabelle1.B3:Tabelle1.D68" chart:data-source-has-labels="row" svg:x="1.176cm" svg:y="0.331cm" svg:width="12.056cm" svg:height="9.527cm">
          <chartooo:coordinate-region svg:x="2.538cm" svg:y="0.53cm" svg:width="10.322cm" svg:height="8.681cm"/>
          <chart:axis chart:dimension="x" chart:name="primary-x" chart:style-name="ch4">
            <chart:title svg:x="5.467cm" svg:y="10.074cm" chart:style-name="ch5">
              <text:p>Anzahl - Spielelemente</text:p>
            </chart:title>
          </chart:axis>
          <chart:axis chart:dimension="x" chart:name="secondary-x" chart:style-name="ch6"/>
          <chart:axis chart:dimension="y" chart:name="primary-y" chart:style-name="ch4">
            <chart:title svg:x="0.263cm" svg:y="5.971cm" chart:style-name="ch7">
              <text:p>Dauer [sec]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Tabelle1.C4:Tabelle1.C68" chart:label-cell-address="Tabelle1.C3:Tabelle1.C3" chart:class="chart:scatter">
            <chart:domain table:cell-range-address="Tabelle1.B4:Tabelle1.B68"/>
            <chart:data-point chart:repeated="65"/>
          </chart:series>
          <chart:series chart:attached-axis="primary-y" chart:style-name="ch10" chart:values-cell-range-address="Tabelle1.D4:Tabelle1.D68" chart:label-cell-address="Tabelle1.D3:Tabelle1.D3" chart:class="chart:scatte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Einfach</text:p>
                <draw:g>
                  <svg:desc>Tabelle1.C3:Tabelle1.C3</svg:desc>
                </draw:g>
              </table:table-cell>
              <table:table-cell office:value-type="string">
                <text:p>Zeigeografisch</text:p>
                <draw:g>
                  <svg:desc>Tabelle1.D3:Tabe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4:Tabelle1.B68</svg:desc>
                </draw:g>
              </table:table-cell>
              <table:table-cell office:value-type="float" office:value="0.01">
                <text:p>0.01</text:p>
                <draw:g>
                  <svg:desc>Tabelle1.C4:Tabelle1.C68</svg:desc>
                </draw:g>
              </table:table-cell>
              <table:table-cell office:value-type="float" office:value="40.08">
                <text:p>40.08</text:p>
                <draw:g>
                  <svg:desc>Tabelle1.D4:Tabelle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00">
                <text:p>1600</text:p>
              </table:table-cell>
              <table:table-cell office:value-type="float" office:value="16032">
                <text:p>16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20040">
                <text:p>20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600">
                <text:p>3600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4900">
                <text:p>4900</text:p>
              </table:table-cell>
              <table:table-cell office:value-type="float" office:value="28056">
                <text:p>28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400">
                <text:p>6400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8100">
                <text:p>8100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40080">
                <text:p>400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12100">
                <text:p>12100</text:p>
              </table:table-cell>
              <table:table-cell office:value-type="float" office:value="44088">
                <text:p>44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4400">
                <text:p>14400</text:p>
              </table:table-cell>
              <table:table-cell office:value-type="float" office:value="48096">
                <text:p>480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16900">
                <text:p>16900</text:p>
              </table:table-cell>
              <table:table-cell office:value-type="float" office:value="52104">
                <text:p>5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9600">
                <text:p>19600</text:p>
              </table:table-cell>
              <table:table-cell office:value-type="float" office:value="56112">
                <text:p>56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22500">
                <text:p>22500</text:p>
              </table:table-cell>
              <table:table-cell office:value-type="float" office:value="60120">
                <text:p>60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25600">
                <text:p>25600</text:p>
              </table:table-cell>
              <table:table-cell office:value-type="float" office:value="64128">
                <text:p>64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28900">
                <text:p>28900</text:p>
              </table:table-cell>
              <table:table-cell office:value-type="float" office:value="68136">
                <text:p>68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32400">
                <text:p>32400</text:p>
              </table:table-cell>
              <table:table-cell office:value-type="float" office:value="72144">
                <text:p>72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36100">
                <text:p>36100</text:p>
              </table:table-cell>
              <table:table-cell office:value-type="float" office:value="76152">
                <text:p>76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0000">
                <text:p>40000</text:p>
              </table:table-cell>
              <table:table-cell office:value-type="float" office:value="80160">
                <text:p>801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44100">
                <text:p>44100</text:p>
              </table:table-cell>
              <table:table-cell office:value-type="float" office:value="84168">
                <text:p>84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48400">
                <text:p>48400</text:p>
              </table:table-cell>
              <table:table-cell office:value-type="float" office:value="88176">
                <text:p>88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52900">
                <text:p>52900</text:p>
              </table:table-cell>
              <table:table-cell office:value-type="float" office:value="92184">
                <text:p>92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57600">
                <text:p>57600</text:p>
              </table:table-cell>
              <table:table-cell office:value-type="float" office:value="96192">
                <text:p>96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62500">
                <text:p>62500</text:p>
              </table:table-cell>
              <table:table-cell office:value-type="float" office:value="100200">
                <text:p>100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67600">
                <text:p>67600</text:p>
              </table:table-cell>
              <table:table-cell office:value-type="float" office:value="104208">
                <text:p>104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72900">
                <text:p>72900</text:p>
              </table:table-cell>
              <table:table-cell office:value-type="float" office:value="108216">
                <text:p>108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78400">
                <text:p>78400</text:p>
              </table:table-cell>
              <table:table-cell office:value-type="float" office:value="112224">
                <text:p>1122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84100">
                <text:p>84100</text:p>
              </table:table-cell>
              <table:table-cell office:value-type="float" office:value="116232">
                <text:p>116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90000">
                <text:p>90000</text:p>
              </table:table-cell>
              <table:table-cell office:value-type="float" office:value="120240">
                <text:p>1202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96100">
                <text:p>96100</text:p>
              </table:table-cell>
              <table:table-cell office:value-type="float" office:value="124248">
                <text:p>124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102400">
                <text:p>102400</text:p>
              </table:table-cell>
              <table:table-cell office:value-type="float" office:value="128256">
                <text:p>128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108900">
                <text:p>108900</text:p>
              </table:table-cell>
              <table:table-cell office:value-type="float" office:value="132264">
                <text:p>132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115600">
                <text:p>115600</text:p>
              </table:table-cell>
              <table:table-cell office:value-type="float" office:value="136272">
                <text:p>1362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122500">
                <text:p>122500</text:p>
              </table:table-cell>
              <table:table-cell office:value-type="float" office:value="140280">
                <text:p>140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129600">
                <text:p>129600</text:p>
              </table:table-cell>
              <table:table-cell office:value-type="float" office:value="144288">
                <text:p>144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136900">
                <text:p>136900</text:p>
              </table:table-cell>
              <table:table-cell office:value-type="float" office:value="148296">
                <text:p>148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144400">
                <text:p>144400</text:p>
              </table:table-cell>
              <table:table-cell office:value-type="float" office:value="152304">
                <text:p>152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152100">
                <text:p>152100</text:p>
              </table:table-cell>
              <table:table-cell office:value-type="float" office:value="156312">
                <text:p>156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160000">
                <text:p>160000</text:p>
              </table:table-cell>
              <table:table-cell office:value-type="float" office:value="160320">
                <text:p>1603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168100">
                <text:p>168100</text:p>
              </table:table-cell>
              <table:table-cell office:value-type="float" office:value="164328">
                <text:p>164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176400">
                <text:p>176400</text:p>
              </table:table-cell>
              <table:table-cell office:value-type="float" office:value="168336">
                <text:p>1683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184900">
                <text:p>184900</text:p>
              </table:table-cell>
              <table:table-cell office:value-type="float" office:value="172344">
                <text:p>1723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193600">
                <text:p>193600</text:p>
              </table:table-cell>
              <table:table-cell office:value-type="float" office:value="176352">
                <text:p>176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202500">
                <text:p>202500</text:p>
              </table:table-cell>
              <table:table-cell office:value-type="float" office:value="180360">
                <text:p>1803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211600">
                <text:p>211600</text:p>
              </table:table-cell>
              <table:table-cell office:value-type="float" office:value="184368">
                <text:p>184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220900">
                <text:p>220900</text:p>
              </table:table-cell>
              <table:table-cell office:value-type="float" office:value="188376">
                <text:p>188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230400">
                <text:p>230400</text:p>
              </table:table-cell>
              <table:table-cell office:value-type="float" office:value="192384">
                <text:p>192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240100">
                <text:p>240100</text:p>
              </table:table-cell>
              <table:table-cell office:value-type="float" office:value="196392">
                <text:p>196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250000">
                <text:p>250000</text:p>
              </table:table-cell>
              <table:table-cell office:value-type="float" office:value="200400">
                <text:p>2004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260100">
                <text:p>260100</text:p>
              </table:table-cell>
              <table:table-cell office:value-type="float" office:value="204408">
                <text:p>204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270400">
                <text:p>270400</text:p>
              </table:table-cell>
              <table:table-cell office:value-type="float" office:value="208416">
                <text:p>208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280900">
                <text:p>280900</text:p>
              </table:table-cell>
              <table:table-cell office:value-type="float" office:value="212424">
                <text:p>212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291600">
                <text:p>291600</text:p>
              </table:table-cell>
              <table:table-cell office:value-type="float" office:value="216432">
                <text:p>21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302500">
                <text:p>302500</text:p>
              </table:table-cell>
              <table:table-cell office:value-type="float" office:value="220440">
                <text:p>220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313600">
                <text:p>313600</text:p>
              </table:table-cell>
              <table:table-cell office:value-type="float" office:value="224448">
                <text:p>224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324900">
                <text:p>324900</text:p>
              </table:table-cell>
              <table:table-cell office:value-type="float" office:value="228456">
                <text:p>228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336400">
                <text:p>336400</text:p>
              </table:table-cell>
              <table:table-cell office:value-type="float" office:value="232464">
                <text:p>232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348100">
                <text:p>348100</text:p>
              </table:table-cell>
              <table:table-cell office:value-type="float" office:value="236472">
                <text:p>2364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360000">
                <text:p>360000</text:p>
              </table:table-cell>
              <table:table-cell office:value-type="float" office:value="240480">
                <text:p>2404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372100">
                <text:p>372100</text:p>
              </table:table-cell>
              <table:table-cell office:value-type="float" office:value="244488">
                <text:p>2444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384400">
                <text:p>384400</text:p>
              </table:table-cell>
              <table:table-cell office:value-type="float" office:value="248496">
                <text:p>248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396900">
                <text:p>396900</text:p>
              </table:table-cell>
              <table:table-cell office:value-type="float" office:value="252504">
                <text:p>252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409600">
                <text:p>409600</text:p>
              </table:table-cell>
              <table:table-cell office:value-type="float" office:value="256512">
                <text:p>25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